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hind the mail room</text:p>
          </table:table-cell>
          <table:table-cell office:value-type="string" calcext:value-type="string">
            <text:p>conveyor belt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il room</text:p>
          </table:table-cell>
          <table:table-cell office:value-type="string" calcext:value-type="string">
            <text:p>primary infeed</text:p>
          </table:table-cell>
          <table:table-cell office:value-type="string" calcext:value-type="string">
            <text:p>oversized package infe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sement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??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8:08:02.629407307</meta:creation-date>
    <dc:date>2022-04-11T22:08:21.886704828</dc:date>
    <meta:editing-duration>PT2H49M38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